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03cm" fo:margin-left="-0.191cm" fo:margin-top="0cm" fo:margin-bottom="0cm" table:align="left" style:writing-mode="lr-tb"/>
    </style:style>
    <style:style style:name="Table1.A" style:family="table-column">
      <style:table-column-properties style:column-width="3.976cm"/>
    </style:style>
    <style:style style:name="Table1.D" style:family="table-column">
      <style:table-column-properties style:column-width="3.97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84cm" fo:margin-left="-0.127cm" fo:margin-top="0cm" fo:margin-bottom="0cm" table:align="left" style:writing-mode="lr-tb"/>
    </style:style>
    <style:style style:name="Table2.A" style:family="table-column">
      <style:table-column-properties style:column-width="7.895cm"/>
    </style:style>
    <style:style style:name="Table2.B" style:family="table-column">
      <style:table-column-properties style:column-width="7.94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03cm" fo:margin-left="-0.191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B" style:family="table-column">
      <style:table-column-properties style:column-width="7.9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5.901cm" fo:margin-left="-0.191cm" fo:margin-top="0cm" fo:margin-bottom="0cm" table:align="left" style:writing-mode="lr-tb"/>
    </style:style>
    <style:style style:name="Table4.A" style:family="table-column">
      <style:table-column-properties style:column-width="5.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5.903cm" fo:margin-left="-0.191cm" fo:margin-top="0cm" fo:margin-bottom="0cm" table:align="left" style:writing-mode="lr-tb"/>
    </style:style>
    <style:style style:name="Table5.A" style:family="table-column">
      <style:table-column-properties style:column-width="7.952cm"/>
    </style:style>
    <style:style style:name="Table5.B" style:family="table-column">
      <style:table-column-properties style:column-width="7.9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5.4" style:family="table-row">
      <style:table-row-properties style:min-row-height="1.051cm" fo:keep-together="auto"/>
    </style:style>
    <style:style style:name="Table7" style:family="table">
      <style:table-properties style:width="15.903cm" fo:margin-left="-0.191cm" fo:margin-top="0cm" fo:margin-bottom="0cm" table:align="left" style:writing-mode="lr-tb"/>
    </style:style>
    <style:style style:name="Table7.A" style:family="table-column">
      <style:table-column-properties style:column-width="7.952cm"/>
    </style:style>
    <style:style style:name="Table7.B" style:family="table-column">
      <style:table-column-properties style:column-width="7.9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Table8" style:family="table">
      <style:table-properties style:width="15.903cm" fo:margin-left="-0.191cm" fo:margin-top="0cm" fo:margin-bottom="0cm" table:align="left" style:writing-mode="lr-tb"/>
    </style:style>
    <style:style style:name="Table8.A" style:family="table-column">
      <style:table-column-properties style:column-width="7.952cm"/>
    </style:style>
    <style:style style:name="Table8.B" style:family="table-column">
      <style:table-column-properties style:column-width="7.9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9" style:family="table">
      <style:table-properties style:width="15.84cm" fo:margin-left="-0.127cm" fo:margin-top="0cm" fo:margin-bottom="0cm" table:align="left" style:writing-mode="lr-tb"/>
    </style:style>
    <style:style style:name="Table9.A" style:family="table-column">
      <style:table-column-properties style:column-width="7.895cm"/>
    </style:style>
    <style:style style:name="Table9.B" style:family="table-column">
      <style:table-column-properties style:column-width="7.945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7d1f8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7d1f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tyle="italic" style:font-style-asian="italic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tyle="italic" officeooo:paragraph-rsid="0017d1f8" style:font-style-asian="italic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tyle="italic" officeooo:rsid="0017d1f8" officeooo:paragraph-rsid="0017d1f8" style:font-style-asian="italic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weight="bold" officeooo:paragraph-rsid="0017d1f8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weight="bold" officeooo:rsid="0017d1f8" officeooo:paragraph-rsid="0017d1f8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weight="bold" officeooo:rsid="0018f18b" officeooo:paragraph-rsid="0018f18b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17d1f8" officeooo:paragraph-rsid="0017d1f8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18f18b" officeooo:paragraph-rsid="0018f18b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Header">
      <style:text-properties officeooo:paragraph-rsid="0017d1f8"/>
    </style:style>
    <style:style style:name="P15" style:family="paragraph" style:parent-style-name="Footer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17d1f8" style:font-style-asian="italic"/>
    </style:style>
    <style:style style:name="T4" style:family="text">
      <style:text-properties fo:font-style="italic" fo:font-weight="bold" style:font-style-asian="italic" style:font-weight-asian="bold" style:font-weight-complex="bold"/>
    </style:style>
    <style:style style:name="T5" style:family="text">
      <style:text-properties fo:font-style="italic" fo:font-weight="bold" officeooo:rsid="0017d1f8" style:font-style-asian="italic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position="super 58%"/>
    </style:style>
    <style:style style:name="T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officeooo:rsid="0017d1f8"/>
    </style:style>
    <style:style style:name="T10" style:family="text">
      <style:text-properties officeooo:rsid="0018f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GoBack"/></text:p>
      <text:p text:style-name="Standard"><text:span text:style-name="T1">Professional objectives</text:span>:<text:span text:style-name="T2">A self-motivated and hardworking person seeking for an opportunity to work in a challenging environment to prove my skills.</text:span></text:p>
      <text:p text:style-name="Standard"><text:span text:style-name="T1">Academics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10<text:span text:style-name="T7">th</text:span> Standard, SSLC</text:p>
          </table:table-cell>
          <table:table-cell table:style-name="Table1.A1" office:value-type="string">
            <text:p text:style-name="P4"><text:span text:style-name="T2"><text:s/>St. Joseph EM high school </text:span><text:span text:style-name="T3">&amp;</text:span></text:p>
            <text:p text:style-name="P4"><text:span text:style-name="T2">Secondary School Certificate </text:span></text:p>
          </table:table-cell>
          <table:table-cell table:style-name="Table1.A1" office:value-type="string">
            <text:p text:style-name="P11"><text:span text:style-name="T2">2014</text:span></text:p>
          </table:table-cell>
          <table:table-cell table:style-name="Table1.A1" office:value-type="string">
            <text:p text:style-name="P11"><text:span text:style-name="T2">9.7/10</text:span></text:p>
          </table:table-cell>
        </table:table-row>
        <table:table-row table:style-name="Table1.1">
          <table:table-cell table:style-name="Table1.A1" office:value-type="string">
            <text:p text:style-name="P3">12<text:span text:style-name="T7">th</text:span> Standard, HSC</text:p>
          </table:table-cell>
          <table:table-cell table:style-name="Table1.A1" office:value-type="string">
            <text:p text:style-name="P4"><text:span text:style-name="T2">Sri Chaitanya Junior College </text:span><text:span text:style-name="T3">&amp; Intermediate </text:span></text:p>
          </table:table-cell>
          <table:table-cell table:style-name="Table1.A1" office:value-type="string">
            <text:p text:style-name="P11"><text:span text:style-name="T2">2016</text:span></text:p>
          </table:table-cell>
          <table:table-cell table:style-name="Table1.A1" office:value-type="string">
            <text:p text:style-name="P11"><text:span text:style-name="T2">979/1000</text:span></text:p>
          </table:table-cell>
        </table:table-row>
        <table:table-row table:style-name="Table1.1">
          <table:table-cell table:style-name="Table1.A1" office:value-type="string">
            <text:p text:style-name="P3">Undergraduate</text:p>
          </table:table-cell>
          <table:table-cell table:style-name="Table1.A1" office:value-type="string">
            <text:p text:style-name="P3"><text:span text:style-name="T2">Vellore Institute of Technology </text:span></text:p>
            <text:p text:style-name="P5"/>
          </table:table-cell>
          <table:table-cell table:style-name="Table1.A1" office:value-type="string">
            <text:p text:style-name="P11"><text:span text:style-name="T2">2021</text:span></text:p>
          </table:table-cell>
          <table:table-cell table:style-name="Table1.A1" office:value-type="string">
            <text:p text:style-name="P11"><text:span text:style-name="T2">8.96</text:span></text:p>
          </table:table-cell>
        </table:table-row>
        <table:table-row table:style-name="Table1.1">
          <table:table-cell table:style-name="Table1.A1" office:value-type="string">
            <text:p text:style-name="P3">PG</text:p>
          </table:table-cell>
          <table:table-cell table:style-name="Table1.A1" office:value-type="string">
            <text:p text:style-name="P6">Vellore Institute of Technology </text:p>
          </table:table-cell>
          <table:table-cell table:style-name="Table1.A1" office:value-type="string">
            <text:p text:style-name="P11"><text:span text:style-name="T2">2021 April</text:span></text:p>
          </table:table-cell>
          <table:table-cell table:style-name="Table1.A1" office:value-type="string">
            <text:p text:style-name="P7">8.96</text:p>
          </table:table-cell>
        </table:table-row>
      </table:table>
      <text:p text:style-name="List_20_Paragraph"><text:span text:style-name="T2">*If graduation not complete, please mention CGPA until the last semester</text:span></text:p>
      <text:p text:style-name="Standard"><text:span text:style-name="T1">Software Projects</text:span></text:p>
      <text:p text:style-name="P2"><text:span text:style-name="T1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<text:span text:style-name="T1">Project title: E-Learning Apllication using Java <text:s/></text:span></text:p>
            <text:p text:style-name="P4"><text:span text:style-name="T1">Description</text:span>:<text:span text:style-name="T2"> The Application provides the interaction between Students and Faculty through Videos. and Conducting Test. </text:span></text:p>
          </table:table-cell>
          <table:table-cell table:style-name="Table9.A1" office:value-type="string">
            <text:p text:style-name="P4"><text:span text:style-name="T4">Role in project: </text:span><text:span text:style-name="T5">Modules creation</text:span></text:p>
            <text:p text:style-name="P4"><text:span text:style-name="T4">Team size: </text:span><text:span text:style-name="T5">2</text:span></text:p>
            <text:p text:style-name="P4"><text:span text:style-name="T4">Front end: </text:span><text:span text:style-name="T5">JAVA Application</text:span></text:p>
            <text:p text:style-name="P4"><text:span text:style-name="T4">Back end: </text:span><text:span text:style-name="T5">MySql</text:span></text:p>
            <text:p text:style-name="P4"><text:span text:style-name="T4">Versioning:</text:span><text:span text:style-name="T5">java 8</text:span></text:p>
            <text:p text:style-name="P4"><text:span text:style-name="T4"/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1">Project title: Email spam filtering using Python </text:span></text:p>
            <text:p text:style-name="P3"><text:span text:style-name="T1">Description</text:span>:<text:span text:style-name="T2"> The project predicts the Email is Spam or not Spam by using the Naive Bayes Algorithm. </text:span></text:p>
          </table:table-cell>
          <table:table-cell table:style-name="Table2.A1" office:value-type="string">
            <text:p text:style-name="P3"><text:span text:style-name="T4">Role in project: </text:span><text:span text:style-name="T5">Train and Testing data</text:span></text:p>
            <text:p text:style-name="P3"><text:span text:style-name="T4">Team size: </text:span><text:span text:style-name="T5">2</text:span></text:p>
            <text:p text:style-name="P3"><text:span text:style-name="T4">Front end: </text:span></text:p>
            <text:p text:style-name="P3"><text:span text:style-name="T4">Back end:</text:span></text:p>
            <text:p text:style-name="P3"><text:span text:style-name="T4">Versioning:</text:span><text:span text:style-name="T5">Python</text:span></text:p>
            <text:p text:style-name="P3"><text:span text:style-name="T4"/></text:p>
          </table:table-cell>
        </table:table-row>
      </table:table>
      <text:p text:style-name="Standard"/>
      <text:p text:style-name="Standard"><text:span text:style-name="T1">Professional training / certification (Software tools &amp; platform’s only)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<text:span text:style-name="T1">Coursera (01/2019 – 04/2019)</text:span></text:p>
            <text:p text:style-name="P4"><text:span text:style-name="T1"><text:s/>Java Programming: Solving problems with Software Coursera (06/2018 - 09/2019) Software Process and Agile Practices Udemy (07/2018 - 09/2018) Learn the Truth about Agile Versus Waterfall </text:span></text:p>
          </table:table-cell>
          <table:table-cell table:style-name="Table3.A1" office:value-type="string">
            <text:p text:style-name="P11"><text:span text:style-name="T2"><text:s/>Net beans </text:span></text:p>
          </table:table-cell>
        </table:table-row>
      </table:table>
      <text:p text:style-name="P1"/>
      <text:p text:style-name="Standard"><text:span text:style-name="T1">Internship experience </text:span><text:span text:style-name="T4">(If applicable)</text:span></text:p>
      <table:table table:name="Table4" table:style-name="Table4">
        <table:table-column table:style-name="Table4.A" table:number-columns-repeated="3"/>
        <text:soft-page-break/>
        <table:table-row table:style-name="Table4.1">
          <table:table-cell table:style-name="Table4.A1" office:value-type="string">
            <text:p text:style-name="P3"><text:span text:style-name="T1">Organization Name</text:span></text:p>
          </table:table-cell>
          <table:table-cell table:style-name="Table4.A1" office:value-type="string">
            <text:p text:style-name="P3"><text:span text:style-name="T1">Period from and to</text:span></text:p>
          </table:table-cell>
          <table:table-cell table:style-name="Table4.A1" office:value-type="string">
            <text:p text:style-name="P3"><text:span text:style-name="T1">2-line description of the Internship project</text:span></text:p>
          </table:table-cell>
        </table:table-row>
        <table:table-row table:style-name="Table4.1">
          <table:table-cell table:style-name="Table4.A1" office:value-type="string">
            <text:p text:style-name="P8">Datadot Software Solutions </text:p>
          </table:table-cell>
          <table:table-cell table:style-name="Table4.A1" office:value-type="string">
            <text:p text:style-name="P9">30 days</text:p>
          </table:table-cell>
          <table:table-cell table:style-name="Table4.A1" office:value-type="string">
            <text:p text:style-name="P8"><text:span text:style-name="T2">As a trainee in Data Dot software solutions In Hyderabad worked on the E-Learning project. In this project, we used Angular Framework. </text:span></text:p>
          </table:table-cell>
        </table:table-row>
      </table:table>
      <text:p text:style-name="P1"/>
      <text:p text:style-name="Standard"><text:span text:style-name="T1">**Additional Qualifications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<text:span text:style-name="T6">Hacker Earth Ranking (Not profile)</text:span></text:p>
          </table:table-cell>
          <table:table-cell table:style-name="Table5.A1" office:value-type="string">
            <text:p text:style-name="P12"><text:span text:style-name="T2">NILL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6">GitHub</text:span></text:p>
          </table:table-cell>
          <table:table-cell table:style-name="Table5.A1" office:value-type="string">
            <text:p text:style-name="P12"><text:span text:style-name="T2">NILL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6">Participation and ranking in any hackathon / tech coding challenge</text:span></text:p>
          </table:table-cell>
          <table:table-cell table:style-name="Table5.A1" office:value-type="string">
            <text:p text:style-name="P11"><text:span text:style-name="T2">Conducted in Vit, SILVER </text:span></text:p>
          </table:table-cell>
        </table:table-row>
        <table:table-row table:style-name="Table5.4">
          <table:table-cell table:style-name="Table5.A1" office:value-type="string">
            <text:p text:style-name="P3"><text:span text:style-name="T6">Top 3 Programming Language skills</text:span></text:p>
            <text:p text:style-name="P3"><text:span text:style-name="T6">(Basic-Intermediate-Advanced)</text:span></text:p>
          </table:table-cell>
          <table:table-cell table:style-name="Table5.A1" office:value-type="string">
            <text:p text:style-name="P11"><text:span text:style-name="T2">Java(Advance) , HTML(Intermediate), MySql(Intermediate) </text:span></text:p>
          </table:table-cell>
        </table:table-row>
      </table:table>
      <text:p text:style-name="P1"/>
      <text:p text:style-name="Standard"><text:span text:style-name="T4">** Important</text:span></text:p>
      <text:p text:style-name="Standard"><text:span text:style-name="T1">Personal details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<text:span text:style-name="T1">First Name – Last Name</text:span></text:p>
          </table:table-cell>
          <table:table-cell table:style-name="Table7.A1" office:value-type="string">
            <text:p text:style-name="P10">VINOD - KUMAR</text:p>
          </table:table-cell>
        </table:table-row>
        <table:table-row table:style-name="Table7.1">
          <table:table-cell table:style-name="Table7.A1" office:value-type="string">
            <text:p text:style-name="P3"><text:span text:style-name="T1">Address (Permanent)</text:span></text:p>
          </table:table-cell>
          <table:table-cell table:style-name="Table7.A1" office:value-type="string">
            <text:p text:style-name="P10">EGIVAPALLI(V) , D-No-4-43, Tadipatri, Anantapur</text:p>
          </table:table-cell>
        </table:table-row>
        <table:table-row table:style-name="Table7.1">
          <table:table-cell table:style-name="Table7.A1" office:value-type="string">
            <text:p text:style-name="P3"><text:span text:style-name="T1">Email</text:span></text:p>
          </table:table-cell>
          <table:table-cell table:style-name="Table7.A1" office:value-type="string">
            <text:p text:style-name="P10">Vinod.kumarreddy2021@gmail.com</text:p>
          </table:table-cell>
        </table:table-row>
        <table:table-row table:style-name="Table7.1">
          <table:table-cell table:style-name="Table7.A1" office:value-type="string">
            <text:p text:style-name="P3"><text:span text:style-name="T1">Mobile #</text:span></text:p>
          </table:table-cell>
          <table:table-cell table:style-name="Table7.A1" office:value-type="string">
            <text:p text:style-name="P10">8639354927</text:p>
          </table:table-cell>
        </table:table-row>
        <table:table-row table:style-name="Table7.1">
          <table:table-cell table:style-name="Table7.A1" office:value-type="string">
            <text:p text:style-name="P3"><text:span text:style-name="T1">Father’s Name</text:span></text:p>
          </table:table-cell>
          <table:table-cell table:style-name="Table7.A1" office:value-type="string">
            <text:p text:style-name="P10">SANGATI NAGESWARA REDDY</text:p>
          </table:table-cell>
        </table:table-row>
        <table:table-row table:style-name="Table7.1">
          <table:table-cell table:style-name="Table7.A1" office:value-type="string">
            <text:p text:style-name="P3"><text:span text:style-name="T1">Institute roll no / Registration Number</text:span></text:p>
          </table:table-cell>
          <table:table-cell table:style-name="Table7.A1" office:value-type="string">
            <text:p text:style-name="P10">16MIS0336</text:p>
          </table:table-cell>
        </table:table-row>
      </table:table>
      <text:p text:style-name="P1"/>
      <text:p text:style-name="Standard"><text:span text:style-name="T1">Extracurricular activities: Please tell us what are your hobbies and interests outside of Academics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<text:span text:style-name="T1">Name of the activity</text:span></text:p>
          </table:table-cell>
          <table:table-cell table:style-name="Table8.A1" office:value-type="string">
            <text:p text:style-name="P3"><text:span text:style-name="T1">Brief details- 1 line</text:span></text:p>
          </table:table-cell>
        </table:table-row>
        <table:table-row table:style-name="Table8.1">
          <table:table-cell table:style-name="Table8.A1" office:value-type="string">
            <text:p text:style-name="P10">FARMING</text:p>
          </table:table-cell>
          <table:table-cell table:style-name="Table8.A1" office:value-type="string">
            <text:p text:style-name="P10">I need to implement new Technologies in AGRICULTURE.</text:p>
          </table:table-cell>
        </table:table-row>
      </table:table>
      <text:p text:style-name="P1"/>
      <text:p text:style-name="Footer"/>
      <text:p text:style-name="Standard"><text:span text:style-name="T1">For Course: Just mention <text:s/>M.Te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paragraph-rsid="0017d1f8"/>
    </style:style>
    <style:style style:name="MP2" style:family="paragraph" style:parent-style-name="Footer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fo:font-weight="bold" style:font-style-asian="italic" style:font-weight-asian="bold" style:font-weight-complex="bold"/>
    </style:style>
    <style:style style:name="MT3" style:family="text">
      <style:text-properties officeooo:rsid="0017d1f8"/>
    </style:style>
    <style:style style:name="MT4" style:family="text">
      <style:text-properties officeooo:rsid="0018f18b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&lt;</text:span><text:span text:style-name="MT2">Vellore Institute of Technology </text:span><text:span text:style-name="MT1">&gt;</text:span><text:tab/>&lt;<text:span text:style-name="MT3">MTECH INTEGRATED SOFTWARE ENGINEERING</text:span>&gt;<text:tab/>&lt;<text:span text:style-name="MT3">Vinod Kumar Reddy</text:span>&gt;</text:p>
        <text:p text:style-name="Header"/>
        <text:p text:style-name="Header">__________________________________________________________________________________</text:p>
      </style:header>
      <style:footer>
        <text:p text:style-name="MP2"/>
        <text:p text:style-name="Footer">&lt;<text:span text:style-name="MT4">Vellore Institute of technology</text:span>&gt; - SysCloud, Internship to Hire program 2019-2020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 Template</dc:title>
    <meta:initial-creator>karthik</meta:initial-creator>
    <meta:keyword>InternshiptoHire(2020-21)</meta:keyword>
    <meta:editing-cycles>2</meta:editing-cycles>
    <meta:print-date>2019-11-13T07:54:00</meta:print-date>
    <meta:creation-date>2020-08-20T09:38:00</meta:creation-date>
    <dc:date>2020-10-08T10:49:45.871000000</dc:date>
    <meta:editing-duration>PT5M20S</meta:editing-duration>
    <meta:generator>LibreOffice/6.2.2.2$Windows_X86_64 LibreOffice_project/2b840030fec2aae0fd2658d8d4f9548af4e3518d</meta:generator>
    <meta:document-statistic meta:table-count="8" meta:image-count="0" meta:object-count="0" meta:page-count="2" meta:paragraph-count="79" meta:word-count="363" meta:character-count="2640" meta:non-whitespace-character-count="23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